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5-27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3-25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1-21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1-19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9-24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7-23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5-29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1-30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1-28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9-25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8-01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6-05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4-03 2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1-31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1-29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9-27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5-31 2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3-28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1-24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2-08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1-16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0-05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9-08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7-27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6-18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5-25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3-23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1-27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9-16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6-23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5-06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1-28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0-29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7-24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2-0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1-0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0-07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7-03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4-20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2-13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1-20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0-04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7-09-12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6-10-06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6-07-18 0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5-10-09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5-09-04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5-05-04 2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4-10-17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4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3-11-01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3-08-23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3-05-04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3-01-18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2-10-0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2-09-03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2-07-20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2-05-18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1-12-13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1-10-30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1-06-2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0-09-02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10-02-1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0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08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04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750090333101</text:p>
          </table:table-cell>
          <table:table-cell office:value-type="string" calcext:value-type="string">
            <text:p>171-5-22-1183 (Scott IDOA CRN)</text:p>
          </table:table-cell>
          <table:table-cell office:value-type="string" calcext:value-type="string">
            <text:p>2004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178" meta:object-count="0"/>
    <meta:user-defined meta:name="AppVersion">3.0</meta:user-defined>
  </office:meta>
</office:document-meta>
</file>